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 style:data-style-name="N5037"/>
    <style:style style:name="ce5" style:family="table-cell" style:parent-style-name="Default" style:data-style-name="N5132">
      <style:table-cell-properties style:rotation-align="none"/>
    </style:style>
    <style:style style:name="ce6" style:family="table-cell" style:parent-style-name="Default" style:data-style-name="N5044"/>
    <style:style style:name="ce7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3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4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5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5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5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6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4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7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7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7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6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7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7" office:value-type="string">
            <text:p>04:45-4:53 (Note to self, at 2hrs13mins now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7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7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7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7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7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7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7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6" office:value-type="string">
            <text:p>9:25-9:39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08T21:40:10</dc:date>
    <meta:generator>LibreOffice/3.5$Linux_X86_64 LibreOffice_project/350m1$Build-2</meta:generator>
    <meta:editing-duration>PT7H56M7S</meta:editing-duration>
    <meta:editing-cycles>12</meta:editing-cycles>
    <meta:document-statistic meta:table-count="1" meta:cell-count="6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